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Pゴシック" svg:font-family="MSPゴシック"/>
    <style:font-face style:name="F" svg:font-family="" style:font-family-generic="roman"/>
    <style:font-face style:name="Arial Unicode MS1" svg:font-family="'Arial Unicode MS'" style:font-family-generic="swiss"/>
    <style:font-face style:name="MSPゴシック1" svg:font-family="MSPゴシック" style:font-family-generic="swiss"/>
    <style:font-face style:name="Monaco" svg:font-family="Monaco" style:font-family-generic="modern" style:font-pitch="fixed"/>
    <style:font-face style:name="Liberation Serif2" svg:font-family="'Liberation Serif'" style:font-pitch="variable"/>
    <style:font-face style:name="MSPゴシック2" svg:font-family="MSPゴシック" style:font-pitch="variable"/>
    <style:font-face style:name="ＭＳ Ｐゴシック2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SPゴシック3" svg:font-family="MSPゴシック" style:font-family-generic="swiss" style:font-pitch="variable"/>
    <style:font-face style:name="ＭＳ Ｐゴシック1" svg:font-family="'ＭＳ Ｐゴシック'" style:font-family-generic="swiss" style:font-pitch="variable"/>
    <style:font-face style:name="ＭＳ Ｐゴシック" svg:font-family="'ＭＳ Ｐゴシック'" style:font-adornments="標準" style:font-family-generic="swiss" style:font-pitch="variable"/>
    <style:font-face style:name="ＭＳ Ｐ明朝2" svg:font-family="'ＭＳ Ｐ明朝'" style:font-family-generic="swiss" style:font-pitch="variable"/>
    <style:font-face style:name="Arial Unicode MS" svg:font-family="'Arial Unicode MS'" style:font-family-generic="system" style:font-pitch="variable"/>
    <style:font-face style:name="ＭＳ Ｐゴシック3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ＭＳ Ｐゴシック1" fo:font-size="10pt" style:font-name-asian="ＭＳ Ｐゴシック2" style:font-size-asian="10pt" style:font-size-complex="10pt"/>
    </style:style>
    <style:style style:name="P3" style:family="paragraph">
      <style:paragraph-properties fo:text-align="center"/>
      <style:text-properties fo:font-size="10pt" style:font-name-asian="ＭＳ Ｐゴシック2" style:font-size-asian="10pt" style:font-size-complex="10pt"/>
    </style:style>
    <style:style style:name="P4" style:family="paragraph">
      <style:paragraph-properties fo:text-align="center"/>
      <style:text-properties style:font-name="MSPゴシック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text-properties style:font-name="MSPゴシック1" fo:font-size="12pt" style:font-name-asian="MSPゴシック1" style:font-size-asian="12pt" style:font-size-complex="12pt"/>
    </style:style>
    <style:style style:name="P7" style:family="paragraph">
      <style:paragraph-properties fo:text-align="center"/>
      <style:text-properties style:font-name="ＭＳ Ｐゴシック1" fo:font-size="10pt" style:font-size-asian="10pt" style:font-size-complex="10pt"/>
    </style:style>
    <style:style style:name="T1" style:family="text">
      <style:text-properties style:font-name="ＭＳ Ｐゴシック1" fo:font-size="10pt" style:font-name-asian="ＭＳ Ｐゴシック2" style:font-size-asian="10pt" style:font-size-complex="10pt"/>
    </style:style>
    <style:style style:name="T2" style:family="text">
      <style:text-properties fo:font-size="10pt" style:font-name-asian="ＭＳ Ｐゴシック2" style:font-size-asian="10pt" style:font-size-complex="10pt"/>
    </style:style>
    <style:style style:name="T3" style:family="text">
      <style:text-properties style:font-name="MSPゴシック"/>
    </style:style>
    <style:style style:name="T4" style:family="text">
      <style:text-properties style:font-name="MSPゴシック1" fo:font-size="12pt" style:font-name-asian="MSPゴシック1" style:font-size-asian="12pt" style:font-size-complex="12pt"/>
    </style:style>
    <style:style style:name="T5" style:family="text">
      <style:text-properties style:font-name="ＭＳ Ｐゴシック1" fo:font-size="10pt" style:font-size-asian="10pt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1.147cm" fo:min-width="7.855cm" style:run-through="foreground"/>
    </style:style>
    <style:style style:name="gr3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1.132cm" fo:min-width="7.851cm" style:run-through="foreground"/>
    </style:style>
    <style:style style:name="gr4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33cm" fo:min-width="2.0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marker-end="Arrow" draw:marker-end-width="0.3cm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marker-end="Arrow" draw:fill="none" draw:fill-color="#ffffff" fo:min-height="14.3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1.148cm" fo:min-width="7.858cm" style:run-through="foreground"/>
    </style:style>
    <style:style style:name="gr9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1.134cm" fo:min-width="7.855cm" style:run-through="foreground"/>
    </style:style>
    <style:style style:name="gr10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1.147cm" fo:min-width="7.844cm" style:run-through="foreground"/>
    </style:style>
    <style:style style:name="gr11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1.132cm" fo:min-width="7.84cm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style-name="gr1"><draw:custom-shape draw:style-name="gr2" draw:text-style-name="P2" svg:width="7.855cm" svg:height="1.147cm" svg:x="5.244cm" svg:y="1.917cm"><text:p text:style-name="P1"><text:span text:style-name="T1">body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" svg:width="7.852cm" svg:height="1.133cm" svg:x="5.244cm" svg:y="3.064cm"><text:p text:style-name="P1"><text:span text:style-name="T2">表示領域全体</text:span></text:p><text:p text:style-name="P1"><text:span text:style-name="T2"/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6" draw:style-name="gr1"><draw:custom-shape draw:style-name="gr8" draw:text-style-name="P2" svg:width="7.859cm" svg:height="1.149cm" svg:x="5.641cm" svg:y="5.406cm"><text:p text:style-name="P1"><text:span text:style-name="T1">div id=containe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9" draw:text-style-name="P3" svg:width="7.855cm" svg:height="1.135cm" svg:x="5.641cm" svg:y="6.554cm"><text:p text:style-name="P1"><text:span text:style-name="T2">画面の幅にあわせて伸縮する、ページの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8" draw:style-name="gr1"><draw:custom-shape draw:style-name="gr10" draw:text-style-name="P2" svg:width="7.845cm" svg:height="1.147cm" svg:x="6.052cm" svg:y="8.774cm"><text:p text:style-name="P1"><text:span text:style-name="T1">div class=main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3" svg:width="7.841cm" svg:height="1.133cm" svg:x="6.052cm" svg:y="9.922cm"><text:p text:style-name="P1"><text:span text:style-name="T2">ページコンテンツ全体の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0" draw:style-name="gr1"><draw:custom-shape draw:style-name="gr10" draw:text-style-name="P2" svg:width="7.845cm" svg:height="1.147cm" svg:x="6.738cm" svg:y="12.203cm"><text:p text:style-name="P7"><text:span text:style-name="T5">form action=fig1.html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3" svg:width="7.841cm" svg:height="1.133cm" svg:x="6.738cm" svg:y="13.351cm"><text:p text:style-name="P1"><text:span text:style-name="T2">ログイン情報の送信フォー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2" draw:style-name="gr1"><draw:custom-shape draw:style-name="gr10" draw:text-style-name="P2" svg:width="7.845cm" svg:height="1.147cm" svg:x="5.643cm" svg:y="15.699cm"><text:p text:style-name="P7"><text:span text:style-name="T5"/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3" svg:width="7.841cm" svg:height="1.133cm" svg:x="5.643cm" svg:y="16.847cm"><text:p text:style-name="P1"><text:span text:style-name="T2"/></text:p><draw:enhanced-geometry svg:viewBox="0 0 21600 21600" draw:glue-points="10800 0 0 10800 10800 21600 21600 10800" draw:type="flowchart-process" draw:enhanced-path="M 0 0 L 21600 0 21600 21600 0 21600 0 0 Z N"/></draw:custom-shape></draw:g><draw:line text:anchor-type="paragraph" draw:z-index="1" draw:style-name="gr4" draw:text-style-name="P1" svg:x1="4.916cm" svg:y1="-0.19cm" svg:x2="4.916cm" svg:y2="25.593cm"><text:p/></draw:line><draw:custom-shape text:anchor-type="paragraph" draw:z-index="2" draw:style-name="gr5" draw:text-style-name="P4" svg:width="2.41cm" svg:height="1.176cm" svg:x="5.315cm" svg:y="-0.427cm"><text:p text:style-name="P1"><text:span text:style-name="T3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" draw:style-name="gr6" draw:text-style-name="P5" svg:x1="6.511cm" svg:y1="0.747cm" svg:x2="6.511cm" svg:y2="1.939cm"><text:p/></draw:line><draw:custom-shape text:anchor-type="paragraph" draw:z-index="4" draw:style-name="gr5" draw:text-style-name="P4" svg:width="2.41cm" svg:height="1.176cm" svg:x="12.375cm" svg:y="-0.139cm"><text:p text:style-name="P1"><text:span text:style-name="T3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" draw:style-name="gr7" draw:text-style-name="P6" svg:width="4.931cm" svg:height="14.396cm" svg:x="-0.014cm" svg:y="0.265cm"><draw:text-box><text:p><text:span text:style-name="T4">ファイル名</text:span></text:p><text:p><text:span text:style-name="T4">　</text:span><text:span text:style-name="T4">index.html</text:span></text:p><text:p><text:span text:style-name="T4"/></text:p><text:p><text:span text:style-name="T4">概要</text:span></text:p><text:p><text:span text:style-name="T4">　ログインのページ</text:span></text:p></draw:text-box></draw:frame><draw:line text:anchor-type="paragraph" draw:z-index="7" draw:style-name="gr6" draw:text-style-name="P5" svg:x1="9.282cm" svg:y1="4.173cm" svg:x2="9.282cm" svg:y2="5.365cm"><text:p/></draw:line><draw:line text:anchor-type="paragraph" draw:z-index="9" draw:style-name="gr6" draw:text-style-name="P5" svg:x1="9.894cm" svg:y1="7.644cm" svg:x2="9.894cm" svg:y2="8.836cm"><text:p/></draw:line><draw:line text:anchor-type="paragraph" draw:z-index="11" draw:style-name="gr6" draw:text-style-name="P5" svg:x1="10.649cm" svg:y1="14.483cm" svg:x2="10.649cm" svg:y2="15.675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SPゴシック" svg:font-family="MSPゴシック"/>
    <style:font-face style:name="F" svg:font-family="" style:font-family-generic="roman"/>
    <style:font-face style:name="Arial Unicode MS1" svg:font-family="'Arial Unicode MS'" style:font-family-generic="swiss"/>
    <style:font-face style:name="MSPゴシック1" svg:font-family="MSPゴシック" style:font-family-generic="swiss"/>
    <style:font-face style:name="Monaco" svg:font-family="Monaco" style:font-family-generic="modern" style:font-pitch="fixed"/>
    <style:font-face style:name="Liberation Serif2" svg:font-family="'Liberation Serif'" style:font-pitch="variable"/>
    <style:font-face style:name="MSPゴシック2" svg:font-family="MSPゴシック" style:font-pitch="variable"/>
    <style:font-face style:name="ＭＳ Ｐゴシック2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SPゴシック3" svg:font-family="MSPゴシック" style:font-family-generic="swiss" style:font-pitch="variable"/>
    <style:font-face style:name="ＭＳ Ｐゴシック1" svg:font-family="'ＭＳ Ｐゴシック'" style:font-family-generic="swiss" style:font-pitch="variable"/>
    <style:font-face style:name="ＭＳ Ｐゴシック" svg:font-family="'ＭＳ Ｐゴシック'" style:font-adornments="標準" style:font-family-generic="swiss" style:font-pitch="variable"/>
    <style:font-face style:name="ＭＳ Ｐ明朝2" svg:font-family="'ＭＳ Ｐ明朝'" style:font-family-generic="swiss" style:font-pitch="variable"/>
    <style:font-face style:name="Arial Unicode MS" svg:font-family="'Arial Unicode MS'" style:font-family-generic="system" style:font-pitch="variable"/>
    <style:font-face style:name="ＭＳ Ｐゴシック3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ＭＳ Ｐゴシック" fo:font-family="'ＭＳ Ｐゴシック'" style:font-style-name="標準" style:font-family-generic="swiss" style:font-pitch="variable" fo:font-size="10pt" style:font-name-asian="ＭＳ Ｐゴシック" style:font-family-asian="'ＭＳ Ｐゴシック'" style:font-style-name-asian="標準" style:font-family-generic-asian="swiss" style:font-pitch-asian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3" style:font-family-asian="'ＭＳ Ｐゴシック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16:45:00.905981000</meta:creation-date>
    <meta:generator>LibreOffice/4.3.2.2$MacOSX_X86_64 LibreOffice_project/edfb5295ba211bd31ad47d0bad0118690f76407d</meta:generator>
    <dc:date>2015-05-01T17:12:33.918362000</dc:date>
    <meta:editing-duration>PT11M31S</meta:editing-duration>
    <meta:editing-cycles>4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